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Heading_20_1">
      <style:text-properties officeooo:paragraph-rsid="001402c4"/>
    </style:style>
    <style:style style:name="P8" style:family="paragraph" style:parent-style-name="Heading_20_2">
      <style:text-properties fo:font-weight="bold" style:font-weight-asian="bold" style:font-weight-complex="bold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Heading_20_3">
      <style:text-properties fo:font-weight="normal" style:font-weight-asian="normal" style:font-weight-complex="normal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text-properties fo:font-weight="normal" style:font-weight-asian="normal" style:font-weight-complex="normal"/>
    </style:style>
    <style:style style:name="P19" style:family="paragraph" style:parent-style-name="Text_20_body" style:list-style-name="L13">
      <style:text-properties fo:font-weight="normal" style:font-weight-asian="normal" style:font-weight-complex="normal"/>
    </style:style>
    <style:style style:name="P20" style:family="paragraph" style:parent-style-name="Text_20_body" style:list-style-name="L13"/>
    <style:style style:name="P21" style:family="paragraph" style:parent-style-name="Text_20_body" style:list-style-name="L14"/>
    <style:style style:name="P22" style:family="paragraph" style:parent-style-name="Text_20_body" style:list-style-name="L15"/>
    <style:style style:name="P23" style:family="paragraph" style:parent-style-name="Text_20_body" style:list-style-name="L16"/>
    <style:style style:name="P24" style:family="paragraph" style:parent-style-name="Text_20_body" style:list-style-name="L17"/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>
      <style:text-properties officeooo:paragraph-rsid="00154ce9"/>
    </style:style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officeooo:rsid="00154ce9"/>
    </style:style>
    <style:style style:name="T2" style:family="text">
      <style:text-properties fo:font-weight="bold" officeooo:rsid="00154ce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402c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nálisis profundo del enunciado de la Práctica 1</text:h>
      <text:p text:style-name="Text_20_body">Basado en el documento oficial de <text:span text:style-name="Strong_20_Emphasis">Práctica 1 – IPC1 2026</text:span> <text:line-break/><text:line-break/><text:span text:style-name="T1">by: </text:span><text:span text:style-name="T2">kik3.h</text:span></text:p>
      <text:h text:style-name="Heading_20_2" text:outline-level="2">¿Qué evalúa realmente esta práctica?</text:h>
      <text:p text:style-name="Text_20_body"><text:span text:style-name="T3">Aunque parece “hacer jueguitos”, </text:span><text:span text:style-name="Strong_20_Emphasis"><text:span text:style-name="T3">NO evalúa juegos</text:span></text:span><text:span text:style-name="T3">, evalúa:</text:span></text:p>
      <text:list text:style-name="L1">
        <text:list-item>
          <text:p text:style-name="P1"><text:span text:style-name="T3">Comprensión de </text:span><text:span text:style-name="Strong_20_Emphasis"><text:span text:style-name="T3">flujo de control</text:span></text:span></text:p>
        </text:list-item>
        <text:list-item>
          <text:p text:style-name="P1"><text:span text:style-name="T3">Capacidad de </text:span><text:span text:style-name="Strong_20_Emphasis"><text:span text:style-name="T3">dividir un problema grande en subproblemas</text:span></text:span></text:p>
        </text:list-item>
        <text:list-item>
          <text:p text:style-name="P2">Uso correcto de:</text:p>
          <text:list>
            <text:list-item>
              <text:p text:style-name="P1">Condicionales</text:p>
            </text:list-item>
            <text:list-item>
              <text:p text:style-name="P1">Ciclos</text:p>
            </text:list-item>
            <text:list-item>
              <text:p text:style-name="P1">Arreglos</text:p>
            </text:list-item>
            <text:list-item>
              <text:p text:style-name="P1">Métodos</text:p>
            </text:list-item>
          </text:list>
        </text:list-item>
        <text:list-item>
          <text:p text:style-name="P1">Lógica <text:span text:style-name="Strong_20_Emphasis">sin ayudas avanzadas</text:span></text:p>
        </text:list-item>
        <text:list-item>
          <text:p text:style-name="P1">Orden, claridad y legibilidad del código</text:p>
        </text:list-item>
        <text:list-item>
          <text:p text:style-name="P1">Capacidad de seguir instrucciones estrictas</text:p>
        </text:list-item>
      </text:list>
      <text:p text:style-name="Text_20_body"><text:s/>En resumen:</text:p>
      <text:p text:style-name="Quotations"><text:span text:style-name="Emphasis">“No es qué tan bonito queda, es qué tan bien pensaste el problema.”</text:span></text:p>
      <text:p text:style-name="Standard"/>
      <text:h text:style-name="Heading_20_2" text:outline-level="2">Idea central del proyecto</text:h>
      <text:p text:style-name="Text_20_body"><text:span text:style-name="T3">Un </text:span><text:span text:style-name="Strong_20_Emphasis"><text:span text:style-name="T3">programa de consola en Java</text:span></text:span><text:span text:style-name="T3"> que actúa como una </text:span><text:span text:style-name="Strong_20_Emphasis"><text:span text:style-name="T3">librería de juegos</text:span></text:span><text:span text:style-name="T3">, con:</text:span></text:p>
      <text:list text:style-name="L2">
        <text:list-item>
          <text:p text:style-name="P3">Menú principal</text:p>
        </text:list-item>
        <text:list-item>
          <text:p text:style-name="P3">3 juegos independientes</text:p>
        </text:list-item>
        <text:list-item>
          <text:p text:style-name="P3">Reportes acumulados</text:p>
        </text:list-item>
        <text:list-item>
          <text:p text:style-name="P3">Flujo correcto entre menús</text:p>
        </text:list-item>
        <text:list-item>
          <text:p text:style-name="P3">Uso opcional de parámetro por consola</text:p>
        </text:list-item>
      </text:list>
      <text:p text:style-name="P4">Nada gráfico, nada POO avanzada, nada estructuras dinámicas.</text:p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2" text:outline-level="2">Restricciones implícitas (muy importantes)</text:h>
      <text:p text:style-name="Text_20_body">Aunque no lo dicen explícitamente, por el <text:span text:style-name="Strong_20_Emphasis">nivel del curso</text:span> y por experiencia:</text:p>
      <text:p text:style-name="Text_20_body"><text:span text:style-name="Strong_20_Emphasis">NO deben usar</text:span>:</text:p>
      <text:list text:style-name="L3">
        <text:list-item>
          <text:p text:style-name="P5"><text:span text:style-name="Source_20_Text">ArrayList</text:span>, <text:span text:style-name="Source_20_Text">LinkedList</text:span>, <text:span text:style-name="Source_20_Text">HashMap</text:span>, etc.</text:p>
        </text:list-item>
        <text:list-item>
          <text:p text:style-name="P5"><text:span text:style-name="Source_20_Text">try-catch</text:span></text:p>
        </text:list-item>
        <text:list-item>
          <text:p text:style-name="P5">Streams</text:p>
        </text:list-item>
        <text:list-item>
          <text:p text:style-name="P5">Archivos</text:p>
        </text:list-item>
        <text:list-item>
          <text:p text:style-name="P5">Clases complejas</text:p>
        </text:list-item>
        <text:list-item>
          <text:p text:style-name="P5">Herencia</text:p>
        </text:list-item>
        <text:list-item>
          <text:p text:style-name="P5">Interfaces</text:p>
        </text:list-item>
        <text:list-item>
          <text:p text:style-name="P5">Librerías externas</text:p>
        </text:list-item>
        <text:list-item>
          <text:p text:style-name="P5">Lógica “copiada” de internet/IA</text:p>
        </text:list-item>
      </text:list>
      <text:p text:style-name="Standard"/>
      <text:p text:style-name="Text_20_body"><text:span text:style-name="Strong_20_Emphasis">SÍ deben usar</text:span>:</text:p>
      <text:list text:style-name="L4">
        <text:list-item>
          <text:p text:style-name="P6"><text:span text:style-name="Source_20_Text">Scanner</text:span></text:p>
        </text:list-item>
        <text:list-item>
          <text:p text:style-name="P6"><text:span text:style-name="Source_20_Text">Math.random()</text:span> o <text:span text:style-name="Source_20_Text">Random</text:span></text:p>
        </text:list-item>
        <text:list-item>
          <text:p text:style-name="P6">Arreglos simples (<text:span text:style-name="Source_20_Text">int[]</text:span>, <text:span text:style-name="Source_20_Text">String[]</text:span>)</text:p>
        </text:list-item>
        <text:list-item>
          <text:p text:style-name="P6"><text:span text:style-name="Source_20_Text">if</text:span>, <text:span text:style-name="Source_20_Text">else</text:span>, <text:span text:style-name="Source_20_Text">switch</text:span></text:p>
        </text:list-item>
        <text:list-item>
          <text:p text:style-name="P6"><text:span text:style-name="Source_20_Text">for</text:span>, <text:span text:style-name="Source_20_Text">while</text:span>, <text:span text:style-name="Source_20_Text">do-while</text:span></text:p>
        </text:list-item>
        <text:list-item>
          <text:p text:style-name="P6">Métodos bien definidos</text:p>
        </text:list-item>
      </text:list>
      <text:p text:style-name="Text_20_body">Esto encaja perfectamente con el contenido del curso IPC1 y laboratorio</text:p>
      <text:p text:style-name="Standard"/>
      <text:h text:style-name="P7" text:outline-level="1">2️. Desglose lógico de cada parte del proyecto</text:h>
      <text:h text:style-name="P8" text:outline-level="2"><text:s/>Menú principal (columna vertebral)</text:h>
      <text:p text:style-name="Text_20_body">Debe permitir:</text:p>
      <text:list text:style-name="L5">
        <text:list-item>
          <text:p text:style-name="P9">Elegir juego</text:p>
        </text:list-item>
        <text:list-item>
          <text:p text:style-name="P9"><text:soft-page-break/>Ver reportes</text:p>
        </text:list-item>
        <text:list-item>
          <text:p text:style-name="P9">Salir</text:p>
        </text:list-item>
      </text:list>
      <text:p text:style-name="Text_20_body"><text:s/>Conceptos clave aquí:</text:p>
      <text:list text:style-name="L6">
        <text:list-item>
          <text:p text:style-name="P10">Ciclo infinito controlado (<text:span text:style-name="Source_20_Text">while(opcion != salir)</text:span>)</text:p>
        </text:list-item>
        <text:list-item>
          <text:p text:style-name="P10"><text:span text:style-name="Source_20_Text">switch</text:span> para opciones</text:p>
        </text:list-item>
        <text:list-item>
          <text:p text:style-name="P10">Validación de entrada (SIN try-catch)</text:p>
        </text:list-item>
      </text:list>
      <text:p text:style-name="Horizontal_20_Line"/>
      <text:h text:style-name="Heading_20_2" text:outline-level="2">Inicio por parámetro (extra de nota)</text:h>
      <text:p text:style-name="Quotations">“Al ejecutar el programa desde la terminal…”</text:p>
      <text:p text:style-name="Text_20_body">Esto evalúa:</text:p>
      <text:list text:style-name="L7">
        <text:list-item>
          <text:p text:style-name="P11"><text:span text:style-name="Source_20_Text">main(String[] args)</text:span></text:p>
        </text:list-item>
        <text:list-item>
          <text:p text:style-name="P11"><text:span text:style-name="Source_20_Text">args.length</text:span></text:p>
        </text:list-item>
        <text:list-item>
          <text:p text:style-name="P11">Comparación de <text:span text:style-name="Source_20_Text">String</text:span></text:p>
        </text:list-item>
      </text:list>
      <text:p text:style-name="Text_20_body">No debe romper el flujo normal:</text:p>
      <text:list text:style-name="L8">
        <text:list-item>
          <text:p text:style-name="P12">Si el parámetro es inválido → menú</text:p>
        </text:list-item>
        <text:list-item>
          <text:p text:style-name="P12">Si no hay parámetro → menú</text:p>
        </text:list-item>
      </text:list>
      <text:p text:style-name="Standard"/>
      <text:h text:style-name="Heading_20_2" text:outline-level="2">Juego 1: Batalla</text:h>
      <text:h text:style-name="Heading_20_3" text:outline-level="3">Qué evalúa realmente:</text:h>
      <text:list text:style-name="L9">
        <text:list-item>
          <text:p text:style-name="P13">Uso de <text:span text:style-name="Source_20_Text">char</text:span></text:p>
        </text:list-item>
        <text:list-item>
          <text:p text:style-name="P13">Comparación sin importar mayúsculas</text:p>
        </text:list-item>
        <text:list-item>
          <text:p text:style-name="P13">Contadores acumulativos</text:p>
        </text:list-item>
        <text:list-item>
          <text:p text:style-name="P13">Lógica de niveles</text:p>
        </text:list-item>
        <text:list-item>
          <text:p text:style-name="P13">Ciclos con múltiples condiciones</text:p>
        </text:list-item>
      </text:list>
      <text:h text:style-name="Heading_20_3" text:outline-level="3">Variables clave:</text:h>
      <text:list text:style-name="L10">
        <text:list-item>
          <text:p text:style-name="P14">Vida jugador</text:p>
        </text:list-item>
        <text:list-item>
          <text:p text:style-name="P14">Vida computadora</text:p>
        </text:list-item>
        <text:list-item>
          <text:p text:style-name="P14">Contador de aciertos</text:p>
        </text:list-item>
        <text:list-item>
          <text:p text:style-name="P14"><text:soft-page-break/>Contador de fallos</text:p>
        </text:list-item>
        <text:list-item>
          <text:p text:style-name="P14">Nivel</text:p>
        </text:list-item>
        <text:list-item>
          <text:p text:style-name="P14">Puntaje máximo alcanzado</text:p>
        </text:list-item>
      </text:list>
      <text:p text:style-name="Text_20_body">Error típico del estudiante:</text:p>
      <text:p text:style-name="Quotations">Mezclar <text:span text:style-name="Strong_20_Emphasis">lógica del juego</text:span> con <text:span text:style-name="Strong_20_Emphasis">menús</text:span></text:p>
      <text:p text:style-name="Horizontal_20_Line"/>
      <text:h text:style-name="Heading_20_2" text:outline-level="2"><text:s/>Juego 2: Wordle</text:h>
      <text:p text:style-name="Text_20_body">Este es el <text:span text:style-name="Strong_20_Emphasis">más importante</text:span> conceptualmente.</text:p>
      <text:h text:style-name="Heading_20_3" text:outline-level="3">Evalúa:</text:h>
      <text:list text:style-name="L11">
        <text:list-item>
          <text:p text:style-name="P15">Arreglos</text:p>
        </text:list-item>
        <text:list-item>
          <text:p text:style-name="P15">Comparación carácter por carácter</text:p>
        </text:list-item>
        <text:list-item>
          <text:p text:style-name="P15">Ciclos anidados</text:p>
        </text:list-item>
        <text:list-item>
          <text:p text:style-name="P15">Persistencia de intentos</text:p>
        </text:list-item>
        <text:list-item>
          <text:p text:style-name="P15">Validación estricta</text:p>
        </text:list-item>
      </text:list>
      <text:h text:style-name="P16" text:outline-level="3">Puntos críticos:</text:h>
      <text:list text:style-name="L12">
        <text:list-item>
          <text:p text:style-name="P17"><text:span text:style-name="T3">Palabra de </text:span><text:span text:style-name="Strong_20_Emphasis"><text:span text:style-name="T3">exactamente 5 letras</text:span></text:span></text:p>
        </text:list-item>
        <text:list-item>
          <text:p text:style-name="P17"><text:span text:style-name="T3">Máximo </text:span><text:span text:style-name="Strong_20_Emphasis"><text:span text:style-name="T3">6 intentos</text:span></text:span></text:p>
        </text:list-item>
        <text:list-item>
          <text:p text:style-name="P18">Mostrar intentos anteriores</text:p>
        </text:list-item>
        <text:list-item>
          <text:p text:style-name="P18">Colores (opcional, pero suma puntos)</text:p>
        </text:list-item>
      </text:list>
      <text:p text:style-name="Text_20_body"><text:span text:style-name="T3"><text:s/>Aquí </text:span><text:span text:style-name="Strong_20_Emphasis"><text:span text:style-name="T3">NO se espera perfección</text:span></text:span><text:span text:style-name="T3">, se espera:</text:span></text:p>
      <text:list text:style-name="L13">
        <text:list-item>
          <text:p text:style-name="P19">Lógica clara</text:p>
        </text:list-item>
        <text:list-item>
          <text:p text:style-name="P19">Que funcione siempre</text:p>
        </text:list-item>
        <text:list-item>
          <text:p text:style-name="P20">Que no se rompa</text:p>
        </text:list-item>
      </text:list>
      <text:h text:style-name="Heading_20_2" text:outline-level="2"><text:s/>Juego 3: Basketball</text:h>
      <text:h text:style-name="P16" text:outline-level="3">Evalúa:</text:h>
      <text:list text:style-name="L14">
        <text:list-item>
          <text:p text:style-name="P21">Simulación con probabilidades</text:p>
        </text:list-item>
        <text:list-item>
          <text:p text:style-name="P21">Uso correcto de <text:span text:style-name="Source_20_Text">Math.random()</text:span></text:p>
        </text:list-item>
        <text:list-item>
          <text:p text:style-name="P21"><text:soft-page-break/>Condicionales encadenados</text:p>
        </text:list-item>
        <text:list-item>
          <text:p text:style-name="P21">Control de turnos</text:p>
        </text:list-item>
      </text:list>
      <text:p text:style-name="Text_20_body"><text:s/>Importante:<text:line-break/>No necesitan estadística avanzada, solo:</text:p>
      <text:p text:style-name="Standard">if (Math.random() &lt;= 0.65) { ... }</text:p>
      <text:p text:style-name="Standard"/>
      <text:h text:style-name="Heading_20_2" text:outline-level="2">Reportes</text:h>
      <text:p text:style-name="Text_20_body">Esto evalúa <text:span text:style-name="Strong_20_Emphasis">memoria en ejecución</text:span>, no archivos.</text:p>
      <text:list text:style-name="L15">
        <text:list-item>
          <text:p text:style-name="P22">Variables globales</text:p>
        </text:list-item>
        <text:list-item>
          <text:p text:style-name="P22">Acumuladores</text:p>
        </text:list-item>
        <text:list-item>
          <text:p text:style-name="P22">Incrementos bien ubicados</text:p>
        </text:list-item>
      </text:list>
      <text:p text:style-name="Text_20_body">❌ Error clásico:</text:p>
      <text:p text:style-name="Quotations">Incrementar contadores en el lugar incorrecto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<text:span text:style-name="T4">3.</text:span> Ruta recomendada para empezar desde CERO</text:h>
      <text:p text:style-name="Text_20_body">Esta parte es CLAVE para la tutoría.</text:p>
      <text:h text:style-name="Heading_20_2" text:outline-level="2"><text:s/>Paso 1: Leer y subrayar el enunciado</text:h>
      <text:p text:style-name="Text_20_body">Antes de escribir código:</text:p>
      <text:list text:style-name="L16">
        <text:list-item>
          <text:p text:style-name="P23">¿Qué entra?</text:p>
        </text:list-item>
        <text:list-item>
          <text:p text:style-name="P23">¿Qué sale?</text:p>
        </text:list-item>
        <text:list-item>
          <text:p text:style-name="P23">¿Qué se repite?</text:p>
        </text:list-item>
        <text:list-item>
          <text:p text:style-name="P23">¿Qué se guarda?</text:p>
        </text:list-item>
      </text:list>
      <text:p text:style-name="Horizontal_20_Line"/>
      <text:h text:style-name="Heading_20_2" text:outline-level="2"><text:s/>Paso 2: Diseñar el menú en papel</text:h>
      <text:p text:style-name="Text_20_body">Sin código:</text:p>
      <text:list text:style-name="L17">
        <text:list-item>
          <text:p text:style-name="P24">Menú principal</text:p>
        </text:list-item>
        <text:list-item>
          <text:p text:style-name="P24">Menú después de cada juego</text:p>
        </text:list-item>
        <text:list-item>
          <text:p text:style-name="P24">Flujo de regreso</text:p>
        </text:list-item>
      </text:list>
      <text:p text:style-name="Horizontal_20_Line"/>
      <text:h text:style-name="Heading_20_2" text:outline-level="2">Paso 3: Esqueleto del programa</text:h>
      <text:p text:style-name="Text_20_body">Solo métodos vacíos:</text:p>
      <text:p text:style-name="Standard">main()</text:p>
      <text:p text:style-name="Standard">menuPrincipal()</text:p>
      <text:p text:style-name="Standard">menuPostJuego()</text:p>
      <text:p text:style-name="Standard">juegoBatalla()</text:p>
      <text:p text:style-name="Standard">juegoWordle()</text:p>
      <text:p text:style-name="Standard">juegoBasketball()</text:p>
      <text:p text:style-name="Standard">reportes()</text:p>
      <text:p text:style-name="Standard"/>
      <text:h text:style-name="Heading_20_2" text:outline-level="2">Paso 4: Implementar UN juego primero</text:h>
      <text:p text:style-name="Text_20_body">Recomendado:</text:p>
      <text:list text:style-name="L18">
        <text:list-item>
          <text:p text:style-name="P25">Wordle (arreglos + ciclos)</text:p>
        </text:list-item>
        <text:list-item>
          <text:p text:style-name="P25">Batalla</text:p>
        </text:list-item>
        <text:list-item>
          <text:p text:style-name="P25"><text:soft-page-break/>Basketball</text:p>
        </text:list-item>
      </text:list>
      <text:p text:style-name="Horizontal_20_Line"/>
      <text:h text:style-name="Heading_20_2" text:outline-level="2">Paso 5: Agregar reportes</text:h>
      <text:p text:style-name="Text_20_body">Cuando todo funcione.</text:p>
      <text:p text:style-name="Horizontal_20_Line"/>
      <text:h text:style-name="Heading_20_2" text:outline-level="2">Paso 6: Limpiar y comentar</text:h>
      <text:p text:style-name="Text_20_body">Aquí se gana nota:</text:p>
      <text:list text:style-name="L19">
        <text:list-item>
          <text:p text:style-name="P26">Nombres claros</text:p>
        </text:list-item>
        <text:list-item>
          <text:p text:style-name="P26">Métodos cortos</text:p>
        </text:list-item>
        <text:list-item>
          <text:p text:style-name="P26">Comentarios útiles</text:p>
        </text:list-item>
      </text:list>
      <text:h text:style-name="Heading_20_1" text:outline-level="1"><text:span text:style-name="T1">4. </text:span>Buenas prácticas que SÍ aplican en IPC1</text:h>
      <text:list text:style-name="L20">
        <text:list-item>
          <text:p text:style-name="P27">Métodos pequeños<text:line-break/>Nombres descriptivos<text:line-break/>Evitar código duplicado</text:p>
        </text:list-item>
        <text:list-item>
          <text:p text:style-name="P27">Usar constantes<text:line-break/> No abusar de variables globales<text:line-break/>Un <text:span text:style-name="Source_20_Text">Scanner</text:span> bien controlado</text:p>
        </text:list-item>
      </text:list>
      <text:p text:style-name="Horizontal_20_Line"/>
      <text:h text:style-name="Heading_20_1" text:outline-level="1">5️. Herramientas y consejos para sacar MUY buena nota</text:h>
      <text:h text:style-name="Heading_20_3" text:outline-level="3"><text:s/>Técnicas clave:</text:h>
      <text:list text:style-name="L21">
        <text:list-item>
          <text:p text:style-name="P28">Probar cada juego por separado</text:p>
        </text:list-item>
        <text:list-item>
          <text:p text:style-name="P28">Simular entradas “malas”</text:p>
        </text:list-item>
        <text:list-item>
          <text:p text:style-name="P28">Pensar como el catedrático corrigiendo</text:p>
        </text:list-item>
        <text:list-item>
          <text:p text:style-name="P28">Código <text:span text:style-name="Strong_20_Emphasis">entendible &gt; código sofisticado</text:span></text:p>
        </text:list-item>
      </text:list>
      <text:h text:style-name="Heading_20_3" text:outline-level="3">Manual técnico:</text:h>
      <text:list text:style-name="L22">
        <text:list-item>
          <text:p text:style-name="P29">Pseudocódigo de:</text:p>
          <text:list>
            <text:list-item>
              <text:p text:style-name="P29"><text:soft-page-break/>Menú</text:p>
            </text:list-item>
            <text:list-item>
              <text:p text:style-name="P29">Wordle</text:p>
            </text:list-item>
            <text:list-item>
              <text:p text:style-name="P29">Batalla</text:p>
            </text:list-item>
          </text:list>
        </text:list-item>
        <text:list-item>
          <text:p text:style-name="P29">No UML avanzado, solo flujo lógico</text:p>
        </text:list-item>
      </text:list>
      <text:p text:style-name="Standard"/>
      <text:p text:style-name="P30"/>
      <text:p text:style-name="P30">Esta práctica no se trata de ser genios, se trata de pensar ordenad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7T12:51:43.737808193</meta:creation-date>
    <dc:date>2026-02-07T13:07:22.724694025</dc:date>
    <meta:editing-duration>PT4M39S</meta:editing-duration>
    <meta:editing-cycles>1</meta:editing-cycles>
    <meta:document-statistic meta:table-count="0" meta:image-count="0" meta:object-count="0" meta:page-count="8" meta:paragraph-count="161" meta:word-count="706" meta:character-count="4158" meta:non-whitespace-character-count="3694"/>
    <meta:generator>LibreOffice/25.8.4.2$Linux_X86_64 LibreOffice_project/580$Build-2</meta:generator>
  </office:meta>
</office:document-meta>
</file>